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rsid="001b4061" officeooo:paragraph-rsid="001b4061" style:font-size-asian="14pt" style:font-size-complex="16pt"/>
    </style:style>
    <style:style style:name="P2" style:family="paragraph" style:parent-style-name="Text_20_body">
      <style:text-properties fo:font-size="16pt" officeooo:rsid="0027f280" officeooo:paragraph-rsid="0027f280" style:font-size-asian="14pt" style:font-size-complex="16pt"/>
    </style:style>
    <style:style style:name="P3" style:family="paragraph" style:parent-style-name="Text_20_body">
      <style:text-properties style:text-line-through-style="none" style:text-line-through-type="none" fo:font-size="16pt" style:text-underline-style="none" officeooo:rsid="001b4061" officeooo:paragraph-rsid="001b4061" style:font-size-asian="14pt" style:font-size-complex="16pt"/>
    </style:style>
    <style:style style:name="P4" style:family="paragraph" style:parent-style-name="Text_20_body">
      <style:text-properties style:text-line-through-style="none" style:text-line-through-type="none" fo:font-size="16pt" style:text-underline-style="none" officeooo:rsid="001b4061" officeooo:paragraph-rsid="0022c725" style:font-size-asian="14pt" style:font-size-complex="16pt"/>
    </style:style>
    <style:style style:name="P5" style:family="paragraph" style:parent-style-name="Text_20_body">
      <style:text-properties style:text-line-through-style="none" style:text-line-through-type="none" fo:font-size="16pt" style:text-underline-style="none" officeooo:rsid="001b4061" officeooo:paragraph-rsid="0025f95e" style:font-size-asian="14pt" style:font-size-complex="16pt"/>
    </style:style>
    <style:style style:name="P6" style:family="paragraph" style:parent-style-name="Text_20_body">
      <style:text-properties style:text-line-through-style="none" style:text-line-through-type="none" fo:font-size="16pt" style:text-underline-style="none" officeooo:rsid="001b4061" officeooo:paragraph-rsid="002c46d7" style:font-size-asian="14pt" style:font-size-complex="16pt"/>
    </style:style>
    <style:style style:name="P7" style:family="paragraph" style:parent-style-name="Text_20_body">
      <style:text-properties style:text-line-through-style="none" style:text-line-through-type="none" fo:font-size="16pt" style:text-underline-style="none" officeooo:rsid="002bbfdb" officeooo:paragraph-rsid="002bbfdb" style:font-size-asian="14pt" style:font-size-complex="16pt"/>
    </style:style>
    <style:style style:name="P8" style:family="paragraph" style:parent-style-name="Text_20_body">
      <style:text-properties style:text-line-through-style="none" style:text-line-through-type="none" fo:font-size="16pt" style:text-underline-style="none" officeooo:rsid="002bbfdb" officeooo:paragraph-rsid="0025f95e" style:font-size-asian="14pt" style:font-size-complex="16pt"/>
    </style:style>
    <style:style style:name="P9" style:family="paragraph" style:parent-style-name="Text_20_body">
      <style:text-properties style:text-line-through-style="none" style:text-line-through-type="none" fo:font-size="16pt" style:text-underline-style="none" officeooo:rsid="002fdafd" officeooo:paragraph-rsid="0030844d" style:font-size-asian="14pt" style:font-size-complex="16pt"/>
    </style:style>
    <style:style style:name="P10" style:family="paragraph" style:parent-style-name="Text_20_body">
      <style:text-properties style:text-line-through-style="none" style:text-line-through-type="none" fo:font-size="13pt" style:text-underline-style="none" officeooo:rsid="002bbfdb" officeooo:paragraph-rsid="002bbfdb" style:font-size-asian="11.3500003814697pt" style:font-size-complex="13pt"/>
    </style:style>
    <style:style style:name="P11" style:family="paragraph" style:parent-style-name="Caption">
      <style:paragraph-properties fo:text-align="center" style:justify-single-word="false"/>
    </style:style>
    <style:style style:name="P12" style:family="paragraph" style:parent-style-name="Title">
      <style:text-properties style:font-name="Cantarell" style:text-underline-style="solid" style:text-underline-width="auto" style:text-underline-color="font-color" fo:font-weight="normal" officeooo:rsid="001b4061" officeooo:paragraph-rsid="001b4061" style:font-weight-asian="normal" style:font-weight-complex="normal"/>
    </style:style>
    <style:style style:name="P13" style:family="paragraph" style:parent-style-name="Subtitle">
      <style:text-properties fo:font-size="16pt" officeooo:rsid="001b4061" officeooo:paragraph-rsid="001b4061" style:font-size-asian="14pt" style:font-size-complex="16pt"/>
    </style:style>
    <style:style style:name="P14" style:family="paragraph" style:parent-style-name="Caption">
      <style:paragraph-properties fo:text-align="center" style:justify-single-word="false"/>
    </style:style>
    <style:style style:name="P15" style:family="paragraph" style:parent-style-name="Text_20_body">
      <style:text-properties style:text-line-through-style="none" style:text-line-through-type="none" fo:font-size="13pt" style:text-underline-style="none" officeooo:rsid="002c46d7" officeooo:paragraph-rsid="002c46d7" style:font-size-asian="11.3500003814697pt" style:font-size-complex="13pt"/>
    </style:style>
    <style:style style:name="P16" style:family="paragraph" style:parent-style-name="Text_20_body" style:list-style-name="L1">
      <style:text-properties style:text-line-through-style="none" style:text-line-through-type="none" fo:font-size="13pt" style:text-underline-style="none" officeooo:rsid="00313803" officeooo:paragraph-rsid="00313803" style:font-size-asian="11.3500003814697pt" style:font-size-complex="13pt"/>
    </style:style>
    <style:style style:name="P17" style:family="paragraph" style:parent-style-name="Text_20_body" style:list-style-name="L1">
      <style:text-properties style:text-line-through-style="none" style:text-line-through-type="none" fo:font-size="13pt" style:text-underline-style="none" officeooo:rsid="0030844d" officeooo:paragraph-rsid="0030844d" style:font-size-asian="11.3500003814697pt" style:font-size-complex="13pt"/>
    </style:style>
    <style:style style:name="P18" style:family="paragraph" style:parent-style-name="Text_20_body" style:list-style-name="L1">
      <style:text-properties style:text-line-through-style="none" style:text-line-through-type="none" fo:font-size="13pt" style:text-underline-style="none" officeooo:rsid="00310d34" officeooo:paragraph-rsid="00310d34" style:font-size-asian="13pt" style:font-size-complex="13pt"/>
    </style:style>
    <style:style style:name="P19" style:family="paragraph" style:parent-style-name="Text_20_body" style:list-style-name="L1">
      <style:text-properties style:text-line-through-style="none" style:text-line-through-type="none" fo:font-size="13pt" style:text-underline-style="none" officeooo:rsid="00313803" officeooo:paragraph-rsid="00313803" style:font-size-asian="13pt" style:font-size-complex="13pt"/>
    </style:style>
    <style:style style:name="P20" style:family="paragraph" style:parent-style-name="Text_20_body" style:list-style-name="L1">
      <style:text-properties style:text-line-through-style="none" style:text-line-through-type="none" fo:font-size="16pt" style:text-underline-style="none" officeooo:rsid="00313803" officeooo:paragraph-rsid="00313803" style:font-size-asian="14pt" style:font-size-complex="16pt"/>
    </style:style>
    <style:style style:name="P21" style:family="paragraph" style:parent-style-name="Text_20_body" style:list-style-name="L1">
      <style:text-properties style:text-line-through-style="none" style:text-line-through-type="none" fo:font-size="16pt" style:text-underline-style="none" officeooo:rsid="002fdafd" officeooo:paragraph-rsid="0030844d" style:font-size-asian="14pt" style:font-size-complex="16pt"/>
    </style:style>
    <style:style style:name="P22" style:family="paragraph" style:parent-style-name="Text_20_body" style:list-style-name="L1">
      <style:text-properties style:text-line-through-style="none" style:text-line-through-type="none" fo:font-size="16pt" style:text-underline-style="none" officeooo:rsid="002fdafd" officeooo:paragraph-rsid="00313803" style:font-size-asian="14pt" style:font-size-complex="16pt"/>
    </style:style>
    <style:style style:name="P23" style:family="paragraph" style:parent-style-name="Text_20_body">
      <style:text-properties style:text-line-through-style="none" style:text-line-through-type="none" fo:font-size="16pt" style:text-underline-style="none" officeooo:rsid="002bbfdb" officeooo:paragraph-rsid="0025f95e" style:font-size-asian="14pt" style:font-size-complex="16pt"/>
    </style:style>
    <style:style style:name="P24" style:family="paragraph" style:parent-style-name="Text_20_body">
      <style:text-properties style:text-line-through-style="none" style:text-line-through-type="none" fo:font-size="16pt" style:text-underline-style="none" officeooo:rsid="001b4061" officeooo:paragraph-rsid="0034957f" style:font-size-asian="14pt" style:font-size-complex="16pt"/>
    </style:style>
    <style:style style:name="P25" style:family="paragraph" style:parent-style-name="Text_20_body" style:list-style-name="L1">
      <style:text-properties style:text-line-through-style="none" style:text-line-through-type="none" fo:font-size="14pt" style:text-underline-style="none" officeooo:rsid="00313803" officeooo:paragraph-rsid="00313803" style:font-size-asian="14pt" style:font-size-complex="14pt"/>
    </style:style>
    <style:style style:name="P26" style:family="paragraph" style:parent-style-name="Text_20_body">
      <style:text-properties style:text-line-through-style="none" style:text-line-through-type="none" fo:font-size="14pt" style:text-underline-style="none" officeooo:rsid="00313803" officeooo:paragraph-rsid="0030844d" style:font-size-asian="14pt" style:font-size-complex="14pt"/>
    </style:style>
    <style:style style:name="P27" style:family="paragraph" style:parent-style-name="Text_20_body" style:list-style-name="L1">
      <style:text-properties style:text-line-through-style="none" style:text-line-through-type="none" fo:font-size="14pt" style:text-underline-style="none" officeooo:rsid="001b4061" officeooo:paragraph-rsid="0030844d" style:font-size-asian="14pt" style:font-size-complex="14pt"/>
    </style:style>
    <style:style style:name="P28" style:family="paragraph" style:parent-style-name="Text_20_body" style:list-style-name="L1">
      <style:text-properties style:text-line-through-style="none" style:text-line-through-type="none" fo:font-size="14pt" style:text-underline-style="none" officeooo:rsid="001b4061" officeooo:paragraph-rsid="00313803" style:font-size-asian="14pt" style:font-size-complex="14pt"/>
    </style:style>
    <style:style style:name="P29" style:family="paragraph" style:parent-style-name="Text_20_body">
      <style:text-properties style:text-line-through-style="none" style:text-line-through-type="none" fo:font-size="14pt" style:text-underline-style="none" officeooo:rsid="00310d34" officeooo:paragraph-rsid="00310d34" style:font-size-asian="14pt" style:font-size-complex="14pt"/>
    </style:style>
    <style:style style:name="P30" style:family="paragraph" style:parent-style-name="Text_20_body" style:list-style-name="L1">
      <style:text-properties style:text-line-through-style="none" style:text-line-through-type="none" fo:font-size="14pt" style:text-underline-style="none" officeooo:rsid="0030844d" officeooo:paragraph-rsid="00313803" style:font-size-asian="14pt" style:font-size-complex="14pt"/>
    </style:style>
    <style:style style:name="P31" style:family="paragraph">
      <loext:graphic-properties draw:fill-color="#ffffff"/>
    </style:style>
    <style:style style:name="P32" style:family="paragraph">
      <style:paragraph-properties fo:line-height="115%"/>
    </style:style>
    <style:style style:name="P33" style:family="paragraph">
      <loext:graphic-properties draw:fill="none" draw:fill-color="#ffffff"/>
      <style:paragraph-properties fo:line-height="115%"/>
    </style:style>
    <style:style style:name="P34" style:family="paragraph">
      <loext:graphic-properties draw:fill="none" draw:fill-color="#ffffff"/>
      <style:paragraph-properties fo:line-height="115%"/>
      <style:text-properties fo:font-size="12pt"/>
    </style:style>
    <style:style style:name="T1" style:family="text">
      <style:text-properties officeooo:rsid="0022c725"/>
    </style:style>
    <style:style style:name="T2" style:family="text">
      <style:text-properties officeooo:rsid="0025f95e"/>
    </style:style>
    <style:style style:name="T3" style:family="text">
      <style:text-properties fo:font-size="13pt" officeooo:rsid="0029e2ac" style:font-size-asian="11.3500003814697pt" style:font-size-complex="13pt"/>
    </style:style>
    <style:style style:name="T4" style:family="text">
      <style:text-properties fo:font-size="13pt" officeooo:rsid="002aff98" style:font-size-asian="11.3500003814697pt" style:font-size-complex="13pt"/>
    </style:style>
    <style:style style:name="T5" style:family="text">
      <style:text-properties fo:font-size="13pt" officeooo:rsid="002c46d7" style:font-size-asian="11.3500003814697pt" style:font-size-complex="13pt"/>
    </style:style>
    <style:style style:name="T6" style:family="text">
      <style:text-properties fo:font-size="13pt" officeooo:rsid="002c7fe3" style:font-size-asian="11.3500003814697pt" style:font-size-complex="13pt"/>
    </style:style>
    <style:style style:name="T7" style:family="text">
      <style:text-properties fo:font-size="13pt" officeooo:rsid="0034957f" style:font-size-asian="11.3500003814697pt" style:font-size-complex="13pt"/>
    </style:style>
    <style:style style:name="T8" style:family="text">
      <style:text-properties fo:font-size="13pt" officeooo:rsid="0030844d" style:font-size-asian="13pt" style:font-size-complex="13pt"/>
    </style:style>
    <style:style style:name="T9" style:family="text">
      <style:text-properties fo:font-size="13pt" officeooo:rsid="00310d34" style:font-size-asian="13pt" style:font-size-complex="13pt"/>
    </style:style>
    <style:style style:name="T10" style:family="text">
      <style:text-properties fo:font-size="13pt" officeooo:rsid="001b4061" style:font-size-asian="13pt" style:font-size-complex="13pt"/>
    </style:style>
    <style:style style:name="T11" style:family="text">
      <style:text-properties fo:font-size="13pt" officeooo:rsid="00313803" style:font-size-asian="13pt" style:font-size-complex="13pt"/>
    </style:style>
    <style:style style:name="T12" style:family="text">
      <style:text-properties fo:font-size="13pt" style:text-underline-style="solid" style:text-underline-width="auto" style:text-underline-color="font-color" officeooo:rsid="00310d34" style:font-size-asian="13pt" style:font-size-complex="13pt"/>
    </style:style>
    <style:style style:name="T13" style:family="text">
      <style:text-properties fo:font-size="14pt" style:font-size-complex="14pt"/>
    </style:style>
    <style:style style:name="T14" style:family="text">
      <style:text-properties fo:font-size="14pt" officeooo:rsid="001b4061" style:font-size-complex="14pt"/>
    </style:style>
    <style:style style:name="T15" style:family="text">
      <style:text-properties fo:font-size="14pt" officeooo:rsid="00313803" style:font-size-complex="14pt"/>
    </style:style>
    <style:style style:name="T16" style:family="text">
      <style:text-properties officeooo:rsid="0030844d"/>
    </style:style>
    <style:style style:name="T17" style:family="text">
      <style:text-properties officeooo:rsid="001b4061"/>
    </style:style>
    <style:style style:name="T18" style:family="text">
      <style:text-properties officeooo:rsid="00310d34"/>
    </style:style>
    <style:style style:name="T19" style:family="text">
      <style:text-properties officeooo:rsid="0031e1f2"/>
    </style:style>
    <style:style style:name="T20" style:family="text">
      <style:text-properties officeooo:rsid="0034957f"/>
    </style:style>
    <style:style style:name="T21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6.615cm" fo:min-width="13.99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5.877cm" fo:min-width="17.593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.891cm" fo:min-width="18.41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7.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7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8.3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0.945cm" fo:min-width="18.41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ésentation Projet Algo</text:p>
      <text:p text:style-name="P13">Greffet Denis, Pays Antoine, Laveyssiere Cyril</text:p>
      <text:p text:style-name="P13">Groupe 1</text:p>
      <text:p text:style-name="P1"/>
      <text:p text:style-name="P2">Structure des fichiers : </text:p>
      <text:p text:style-name="P1"/>
      <text:p text:style-name="P3"><draw:frame draw:style-name="fr1" draw:name="Cadre1" text:anchor-type="paragraph" svg:x="0.512cm" svg:y="0.448cm" svg:width="8.578cm" draw:z-index="0"><draw:text-box fo:min-height="4.953cm"><text:p text:style-name="P11"><draw:custom-shape text:anchor-type="paragraph" draw:z-index="1" draw:name="Forme1" draw:style-name="gr1" draw:text-style-name="P31" svg:width="13.995cm" svg:height="6.615cm" svg:x="0cm" svg:y="0cm"><text:p><text:s/>L0014<text:tab/><text:tab/><text:tab/><text:tab/><text:tab/>/*id du logement*/</text:p><text:p><text:s/>Poncillon<text:tab/><text:tab/><text:tab/>/*nom de la cité*/</text:p><text:p><text:s/>CHAMBRE<text:tab/><text:tab/><text:tab/>/*type <text:s/>de logement*/</text:p><text:p><text:s/>0<text:tab/><text:tab/><text:tab/><text:tab/><text:tab/>/*adapté au handicap (1 si adapté, 0 sinon)*/</text:p><text:p><text:s/>1<text:tab/><text:tab/><text:tab/><text:tab/><text:tab/>/*disponibilité (1 si disponible, 0 sinon)*/</text:p><text:p><text:s/>L0015</text:p><text:p><text:s/>Poncillon</text:p><text:p><text:s/>STUDIO</text:p><text:p><text:s/>0</text:p><text:p><text:s/>0</text:p><text:p><text:s/>E0042<text:tab/><text:tab/><text:tab/><text:tab/><text:tab/>/*id de l’étudiant (si disponibilité=0)*/</text:p><draw:enhanced-geometry svg:viewBox="0 0 21600 21600" draw:mirror-horizontal="false" draw:mirror-vertical="false" draw:type="rectangle" draw:enhanced-path="M 0 0 L 21600 0 21600 21600 0 21600 0 0 Z N"/></draw:custom-shape>fichier "logements.don"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3">L’ID de l’étudiant occupant est indiqué seulement si le logement n’est pas disponible <text:tab/></text:span><text:span text:style-name="T6">et les logements sont triés par ordre alphabétique du nom de la cité.</text:span></text:p>
      <text:p text:style-name="P3"/>
      <text:p text:style-name="P3"/>
      <text:p text:style-name="P4"><draw:frame draw:style-name="fr1" draw:name="Cadre2" text:anchor-type="paragraph" svg:x="0.512cm" svg:y="0.448cm" svg:width="8.578cm" draw:z-index="2"><draw:text-box fo:min-height="4.607cm"><text:p text:style-name="P11"><draw:custom-shape text:anchor-type="paragraph" draw:z-index="3" draw:name="Forme1" draw:style-name="gr2" draw:text-style-name="P31" svg:width="17.594cm" svg:height="5.878cm" svg:x="0cm" svg:y="-1.718cm"><text:p><text:s/>50<text:tab/><text:tab/><text:tab/><text:tab/>/*nombre d’étudiants*/</text:p><text:p><text:s/>E0001<text:tab/><text:tab/><text:tab/><text:tab/>/*id de l’étudiant*/</text:p><text:p><text:s/>PELLE<text:tab/><text:tab/>/*nom de famille*/</text:p><text:p><text:s/>Francis<text:tab/><text:tab/>/*prénom*/</text:p><text:p><text:s/>Mr 0 1 4<text:tab/><text:tab/>/*civilité <text:s/>| <text:s/>handicap (1 si oui, 0 sinon) <text:s/>| <text:s/>boursier(1 si oui, 0 sinon) | echelon*/</text:p><text:p><text:s/></text:p><text:p><text:s/>E0096<text:tab/><text:tab/></text:p><text:p><text:s/>PROK</text:p><text:p><text:s/>Louise</text:p><text:p><text:s/>Mme 1 0 0</text:p><draw:enhanced-geometry svg:viewBox="0 0 21600 21600" draw:mirror-horizontal="false" draw:mirror-vertical="false" draw:type="rectangle" draw:enhanced-path="M 0 0 L 21600 0 21600 21600 0 21600 0 0 Z N"/></draw:custom-shape>fichier "<text:span text:style-name="T1">etudiants</text:span>.don"</text:p></draw:text-box></draw:frame></text:p>
      <text:p text:style-name="P4"/>
      <text:p text:style-name="P4"/>
      <text:p text:style-name="P4"/>
      <text:p text:style-name="P4"/>
      <text:p text:style-name="P4"/>
      <text:p text:style-name="P6"><text:tab/><text:span text:style-name="T4">Le nombre d’étudiants est indiqué au début du fichier </text:span><text:span text:style-name="T5">et les étudiants sont triés </text:span><text:span text:style-name="T6">selon <text:tab/>l’ordre croissant de leur identifiant.</text:span></text:p>
      <text:p text:style-name="P15"><text:soft-page-break/><text:tab/></text:p>
      <text:p text:style-name="P4"><draw:frame draw:style-name="fr1" draw:name="Cadre3" text:anchor-type="paragraph" svg:x="0.512cm" svg:y="0.448cm" svg:width="8.578cm" draw:z-index="4"><draw:text-box fo:min-height="2.501cm"><text:p text:style-name="P11"><draw:custom-shape text:anchor-type="paragraph" draw:z-index="5" draw:name="Forme1" draw:style-name="gr3" draw:text-style-name="P31" svg:width="18.416cm" svg:height="1.892cm" svg:x="-0.875cm" svg:y="0cm"><text:p><text:s text:c="2"/>/*id demande <text:s/>| <text:s/>id de l’étudiant demandant | <text:s/>echelon de l’étudiant | cité demandée <text:s/>| <text:s/>type de logement*/</text:p><draw:enhanced-geometry svg:viewBox="0 0 21600 21600" draw:mirror-horizontal="false" draw:mirror-vertical="false" draw:type="rectangle" draw:enhanced-path="M 0 0 L 21600 0 21600 21600 0 21600 0 0 Z N"/></draw:custom-shape>fichier "<text:span text:style-name="T2">demandes.bin</text:span>"</text:p></draw:text-box></draw:frame></text:p>
      <text:p text:style-name="P4"/>
      <text:p text:style-name="P5"/>
      <text:p text:style-name="P5"/>
      <text:p text:style-name="P24"><draw:frame draw:style-name="fr1" draw:name="Cadre4" text:anchor-type="paragraph" svg:x="0.512cm" svg:y="0.448cm" svg:width="8.578cm" draw:z-index="9"><draw:text-box fo:min-height="1.556cm"><text:p text:style-name="P11"><draw:custom-shape text:anchor-type="paragraph" draw:z-index="10" draw:name="Forme1" draw:style-name="gr7" draw:text-style-name="P31" svg:width="18.416cm" svg:height="0.946cm" svg:x="-0.875cm" svg:y="0cm"><text:p>D0014 <text:s text:c="2"/>/*identifiant de demande */</text:p><draw:enhanced-geometry svg:viewBox="0 0 21600 21600" draw:mirror-horizontal="false" draw:mirror-vertical="false" draw:type="rectangle" draw:enhanced-path="M 0 0 L 21600 0 21600 21600 0 21600 0 0 Z N"/></draw:custom-shape>fichier "<text:span text:style-name="T20">buffer.don</text:span>"</text:p></draw:text-box></draw:frame></text:p>
      <text:p text:style-name="P24"/>
      <text:p text:style-name="P24"><text:tab/></text:p>
      <text:p text:style-name="P24"><text:tab/><text:span text:style-name="T7">Permet de créer un identifiant de demande en y insérant le caractère ‘D’, une chaîne <text:tab/>de zéros et le nombre de d’identifiants de demande déjà crée +1 en écriture puis en <text:tab/>relisant le contenu du fichier.</text:span></text:p>
      <text:p text:style-name="P24"/>
      <text:p text:style-name="P8"/>
      <text:p text:style-name="P8"/>
      <text:p text:style-name="P7">Gestion des données :</text:p>
      <text:p text:style-name="P7"><text:tab/></text:p>
      <text:p text:style-name="P10"><draw:frame text:anchor-type="paragraph" draw:z-index="6" draw:name="Forme2" draw:style-name="gr4" draw:text-style-name="P33" svg:width="12.86cm" svg:height="7.831cm" svg:x="5.405cm" svg:y="0.272cm"><draw:text-box><text:p text:style-name="P32">Un étudiant est composé :</text:p><text:p text:style-name="P32">- d’un identifiant (5 car.) </text:p><text:p text:style-name="P32">- d’un nom (pointeur sur une chaîne de caractères)</text:p><text:p text:style-name="P32">- de même pour le prénom</text:p><text:p text:style-name="P32">- d’une civilité (Mr ou Mme)</text:p><text:p text:style-name="P32">- d’un booléen indiquant si oui ou non (1 pour oui, 0 pour non) il est <text:tab/> <text:s text:c="3"/>handicapé</text:p><text:p text:style-name="P32">- de même pour boursier</text:p><text:p text:style-name="P32">- d’un échelon de boursier allant de 1 à 7 s’il est boursier, 0 s’il ne l’est pas </text:p><text:p text:style-name="P32"/><text:p text:style-name="P32"/><text:p text:style-name="P32">Les étudiants sont stockés dans un tableau que l’on alloue dynamiquement selon le nombre d’étudiant et ré-alloué lors de l’insertion d’un nouvel étudiant. Trié selon l’ID de l’étudiant.</text:p></draw:text-box></draw:frame>typedef struct etudiant{<text:tab/><text:tab/><text:tab/><text:tab/></text:p>
      <text:p text:style-name="P10"><text:tab/>char idEtud[6];</text:p>
      <text:p text:style-name="P10"><text:tab/>char *nom;</text:p>
      <text:p text:style-name="P10"><text:tab/>char *prenom;</text:p>
      <text:p text:style-name="P10"><text:tab/>char civ[4];</text:p>
      <text:p text:style-name="P10"><text:tab/>Booleen handicap;</text:p>
      <text:p text:style-name="P10"><text:tab/>Booleen boursier;</text:p>
      <text:p text:style-name="P10"><text:tab/>int echelon;</text:p>
      <text:p text:style-name="P10">} Etudiant;</text:p>
      <text:p text:style-name="P10"/>
      <text:p text:style-name="P10"/>
      <text:p text:style-name="P10"/>
      <text:p text:style-name="P10"><draw:frame text:anchor-type="paragraph" draw:z-index="7" draw:name="Forme2" draw:style-name="gr5" draw:text-style-name="P34" svg:width="11.404cm" svg:height="7.305cm" svg:x="6.828cm" svg:y="0.125cm"><draw:text-box><text:p text:style-name="P32"><text:span text:style-name="T21">Un logement est composé :</text:span></text:p><text:p text:style-name="P32"><text:span text:style-name="T21">- d’un identifiant (5 car.) </text:span></text:p><text:p text:style-name="P32"><text:span text:style-name="T21">- d’une cité (pointeur sur une chaîne de caractères)</text:span></text:p><text:p text:style-name="P32"><text:span text:style-name="T21">- d’un type (CHAMBRE, STUDIO, T1, T2)</text:span></text:p><text:p text:style-name="P32"><text:span text:style-name="T21">- d’un booléen indiquant si oui ou non (1 pour oui, 0 pour non) il est adapté au handicap</text:span></text:p><text:p text:style-name="P32"><text:span text:style-name="T21">- d’un booléen indiquant sa disponibilité (1 si dispo, 0 si occupé)</text:span></text:p><text:p text:style-name="P32"><text:span text:style-name="T21">- de l’identifiant de l’étudiant occupant s’il est occupé</text:span></text:p><text:p text:style-name="P32"><text:span text:style-name="T21"/></text:p><text:p text:style-name="P32"><text:span text:style-name="T21"/></text:p><text:p text:style-name="P32"><text:span text:style-name="T21">Les logements sont stockés dans un tableau de pointeurs (de taille 80) dont chaque élément est alloué lors du chargement. Trié selon la cité.</text:span></text:p></draw:text-box></draw:frame><text:soft-page-break/>typedef struct logement{</text:p>
      <text:p text:style-name="P10"><text:tab/>char idLoge[6];</text:p>
      <text:p text:style-name="P10"><text:tab/>char *cite;</text:p>
      <text:p text:style-name="P10"><text:tab/>char type[8];</text:p>
      <text:p text:style-name="P10"><text:tab/>Booleen handicapAdapte;</text:p>
      <text:p text:style-name="P10"><text:tab/>Booleen dispo;</text:p>
      <text:p text:style-name="P10"><text:tab/>char idEtudOccup[6];</text:p>
      <text:p text:style-name="P10">}Logement;</text:p>
      <text:p text:style-name="P10"/>
      <text:p text:style-name="P10"/>
      <text:p text:style-name="P10">typedef struct demande{</text:p>
      <text:p text:style-name="P10"><draw:frame text:anchor-type="paragraph" draw:z-index="8" draw:name="Forme2" draw:style-name="gr6" draw:text-style-name="P34" svg:width="11.404cm" svg:height="8.39cm" svg:x="7.304cm" svg:y="0.469cm"><draw:text-box><text:p text:style-name="P32"><text:span text:style-name="T21">Une demande est composé :</text:span></text:p><text:p text:style-name="P32"><text:span text:style-name="T21">- d’un identifiant (5 car.) </text:span></text:p><text:p text:style-name="P32"><text:span text:style-name="T21">- de l’identifiant de l’étudiant ayant réalisé la demande (5 car.)</text:span></text:p><text:p text:style-name="P32"><text:span text:style-name="T21">- de l’échelon de l’étudiant (entre 0 et 7)</text:span></text:p><text:p text:style-name="P32"><text:span text:style-name="T21">- de la cité demandée (30 caractères)</text:span></text:p><text:p text:style-name="P32"><text:span text:style-name="T21">- du type de logement demandé (CHAMBRE, STUDIO, T1, T2)</text:span></text:p><text:p text:style-name="P32"><text:span text:style-name="T21"/></text:p><text:p text:style-name="P32"><text:span text:style-name="T21"/></text:p><text:p text:style-name="P32"><text:span text:style-name="T21">Les demandes sont stockés dans une liste, chaque maillon contient : </text:span></text:p><text:p text:style-name="P32"><text:span text:style-name="T21">- une demande</text:span></text:p><text:p text:style-name="P32"><text:span text:style-name="T21">- un pointeur sur le maillon suivant</text:span></text:p><text:p text:style-name="P32"><text:span text:style-name="T21"/></text:p><text:p text:style-name="P32"><text:span text:style-name="T21">Les demandes sont triées par ordre croissant de l’échelon de bourse des étudiants.</text:span></text:p></draw:text-box></draw:frame><text:tab/>char idDemande[6];</text:p>
      <text:p text:style-name="P10"><text:tab/>char idEtudDemande[6];</text:p>
      <text:p text:style-name="P10"><text:tab/>int echelonEtud;</text:p>
      <text:p text:style-name="P10"><text:tab/>char citeDemande[30];</text:p>
      <text:p text:style-name="P10"><text:tab/>char type[8];</text:p>
      <text:p text:style-name="P10">}Demande;</text:p>
      <text:p text:style-name="P10"/>
      <text:p text:style-name="P10">typedef struct MailleDema {</text:p>
      <text:p text:style-name="P10"><text:s text:c="4"/>Demande demande;</text:p>
      <text:p text:style-name="P10"><text:s text:c="4"/>struct MailleDema* suiv;</text:p>
      <text:p text:style-name="P10">} MaillonDemande;</text:p>
      <text:p text:style-name="P10"/>
      <text:p text:style-name="P10">typedef MaillonDemande *ListeDemande;</text:p>
      <text:p text:style-name="P10"/>
      <text:p text:style-name="P10"/>
      <text:p text:style-name="P10"/>
      <text:p text:style-name="P9">Les fonctionnalités (<text:span text:style-name="T16">tout</text:span> fonctionne) :</text:p>
      <text:list xml:id="list362384295" text:style-name="L1">
        <text:list-item>
          <text:p text:style-name="P25">Chargement des 3 fichiers en mémoire</text:p>
          <text:list>
            <text:list-item>
              <text:p text:style-name="P16"><text:soft-page-break/>Charge le fichier ‘‘etudiants.don’’ dans le tableau d’étudiants et le tri selon leur ID à l’aide d’un fonction de tri rapide</text:p>
            </text:list-item>
            <text:list-item>
              <text:p text:style-name="P16">Charge le fichier ‘‘logements.don’’ dans le tableau de logements et le tri selon la cité à l’aide de la fonction de tri par échange</text:p>
            </text:list-item>
            <text:list-item>
              <text:p text:style-name="P16">Charge le fichier ‘‘demandes.bin’’ dans la liste des demandes et la trie <text:span text:style-name="T19">selon l’échelon de l’étudiant qui réalise la demande à l’aide de la fonction de tri bulle</text:span></text:p>
            </text:list-item>
          </text:list>
        </text:list-item>
        <text:list-item>
          <text:p text:style-name="P21"><text:span text:style-name="T13">Affichage des Logements Disponibles</text:span><text:span text:style-name="T14">, </text:span><text:span text:style-name="T15">Occupés, des Étudiants et des Demandes en attente</text:span></text:p>
        </text:list-item>
      </text:list>
      <text:p text:style-name="P26"/>
      <text:p text:style-name="P26"/>
      <text:p text:style-name="P26"/>
      <text:p text:style-name="P26"/>
      <text:list xml:id="list184131192716447" text:continue-numbering="true" text:style-name="L1">
        <text:list-item>
          <text:p text:style-name="P27">Création d'une Demande de Logement</text:p>
          <text:list>
            <text:list-header>
              <text:p text:style-name="P17">Demande dans un premier <text:span text:style-name="T18">temps</text:span> l’ID de l’étudiant à insérer, s’il n’existe pas lance une requête d’enregistrement <text:span text:style-name="T18">et ajoute l’étudiant dans le tableau. Lance ensuite la requête d’enregistrement de la demande (cité et type de logement souhaité) puis l’insère dans la liste des demandes.</text:span></text:p>
            </text:list-header>
          </text:list>
        </text:list-item>
        <text:list-item>
          <text:p text:style-name="P27">Annulation d'une Demande de Logement </text:p>
          <text:list>
            <text:list-header>
              <text:p text:style-name="P18"><text:span text:style-name="T17">D</text:span>emande l’ID de la demande à supprimer et la supprime si elle existe, sinon affiche un message d’erreur.</text:p>
            </text:list-header>
          </text:list>
        </text:list-item>
      </text:list>
      <text:p text:style-name="P29"/>
      <text:list xml:id="list184130881915776" text:continue-numbering="true" text:style-name="L1">
        <text:list-item>
          <text:p text:style-name="P30">Libération d'un Logement</text:p>
          <text:list>
            <text:list-header>
              <text:p text:style-name="P22"><text:span text:style-name="T8">D</text:span><text:span text:style-name="T9">emande l’ID du logement à supprimer et le supprime s’il existe, sinon retourne un message d’erreur.</text:span></text:p>
              <text:p text:style-name="P22"><text:span text:style-name="T9">Procède ensuite au </text:span><text:span text:style-name="T12">Traitement</text:span><text:span text:style-name="T9"> des demandes.</text:span></text:p>
            </text:list-header>
          </text:list>
        </text:list-item>
        <text:list-item>
          <text:p text:style-name="P20"><text:span text:style-name="T14">T</text:span><text:span text:style-name="T13">raitement des demandes</text:span></text:p>
          <text:list>
            <text:list-header>
              <text:p text:style-name="P19">Traite les demandes en attentes et attribue les logements disponibles selon les demandes selon les critères.</text:p>
            </text:list-header>
          </text:list>
        </text:list-item>
        <text:list-item>
          <text:p text:style-name="P28">Sauvegarde des fichiers</text:p>
          <text:list>
            <text:list-header>
              <text:p text:style-name="P22"><text:span text:style-name="T10">S</text:span><text:span text:style-name="T9">auvegarde </text:span><text:span text:style-name="T11">les tableaux de logements et d’étudiants ainsi que les liste des demandes dans les fichiers correspondants.</text:span></text:p>
            </text:list-header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23:35:26.744773996</meta:creation-date>
    <meta:generator>LibreOffice/6.1.5.2$Linux_X86_64 LibreOffice_project/10$Build-2</meta:generator>
    <dc:date>2020-01-17T18:41:29.381133226</dc:date>
    <meta:editing-duration>PT23M32S</meta:editing-duration>
    <meta:editing-cycles>5</meta:editing-cycles>
    <meta:document-statistic meta:table-count="0" meta:image-count="0" meta:object-count="0" meta:page-count="4" meta:paragraph-count="61" meta:word-count="420" meta:character-count="2729" meta:non-whitespace-character-count="2341"/>
  </office:meta>
</office:document-meta>
</file>